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ucida grande" svg:font-family="'lucida grande', tahoma, verdan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Header"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8pt" fo:font-style="italic" style:font-size-asian="8pt" style:font-style-asian="italic" style:font-size-complex="8pt" style:font-style-complex="italic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Standard">
      <style:paragraph-properties fo:text-align="center" style:justify-single-word="false"/>
      <style:text-properties fo:font-size="48pt" officeooo:rsid="000ca161" officeooo:paragraph-rsid="000ca161" style:font-size-asian="48pt" style:font-size-complex="48pt"/>
    </style:style>
    <style:style style:name="P8" style:family="paragraph" style:parent-style-name="Standard">
      <style:paragraph-properties fo:text-align="center" style:justify-single-word="false"/>
      <style:text-properties fo:font-size="36pt" officeooo:rsid="000ca161" officeooo:paragraph-rsid="000ca161" style:font-size-asian="36pt" style:font-size-complex="36pt"/>
    </style:style>
    <style:style style:name="P9" style:family="paragraph" style:parent-style-name="Standard">
      <style:paragraph-properties fo:text-align="center" style:justify-single-word="false"/>
      <style:text-properties officeooo:rsid="000ca161" officeooo:paragraph-rsid="000ca161"/>
    </style:style>
    <style:style style:name="P10" style:family="paragraph" style:parent-style-name="Standard">
      <style:paragraph-properties fo:text-align="center" style:justify-single-word="false"/>
      <style:text-properties fo:font-size="24pt" officeooo:rsid="000ca161" officeooo:paragraph-rsid="000ca161" style:font-size-asian="24pt" style:font-size-complex="24pt"/>
    </style:style>
    <style:style style:name="P11" style:family="paragraph" style:parent-style-name="Text_20_body">
      <style:text-properties officeooo:paragraph-rsid="000ea129"/>
    </style:style>
    <style:style style:name="P12" style:family="paragraph" style:parent-style-name="Heading_20_1">
      <style:text-properties officeooo:paragraph-rsid="000ea129"/>
    </style:style>
    <style:style style:name="P13" style:family="paragraph" style:parent-style-name="Heading_20_1">
      <style:paragraph-properties fo:break-before="page"/>
      <style:text-properties officeooo:paragraph-rsid="000ea129"/>
    </style:style>
    <style:style style:name="T1" style:family="text">
      <style:text-properties fo:font-size="8pt" fo:font-style="italic" style:font-size-asian="7pt" style:font-style-asian="italic" style:font-size-complex="8pt" style:font-style-complex="italic"/>
    </style:style>
    <style:style style:name="T2" style:family="text">
      <style:text-properties officeooo:rsid="000ea129"/>
    </style:style>
    <style:style style:name="T3" style:family="text">
      <style:text-properties fo:font-variant="normal" fo:text-transform="none" fo:color="#333333" style:font-name="lucida grande" fo:font-size="8.25pt" fo:letter-spacing="normal" fo:font-style="normal" fo:font-weight="normal" officeooo:rsid="000ea129"/>
    </style:style>
    <style:style style:name="T4" style:family="text">
      <style:text-properties fo:font-weight="bold" officeooo:rsid="000ea129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iSAM</text:p>
      <text:p text:style-name="P8">Feature Description:</text:p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10">[Feature Name]</text:p>
      <text:p text:style-name="P3"/>
      <text:p text:style-name="P3"/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Author:</text:p>
      <text:p text:style-name="P4">Scott Rasmussen</text:p>
      <text:p text:style-name="P4">Zaita Design</text:p>
      <text:p text:style-name="P4">scott.rasmussen@zaita.com</text:p>
      <text:h text:style-name="P13" text:outline-level="1"><text:bookmark-start text:name="__RefHeading__106_571873561"/><text:span text:style-name="T2">Feature Description</text:span><text:bookmark-end text:name="__RefHeading__106_571873561"/></text:h>
      <text:p text:style-name="P11"><text:span text:style-name="T2">A thorough description of the functionality and how it should work</text:span></text:p>
      <text:h text:style-name="P12" text:outline-level="1"><text:bookmark-start text:name="__RefHeading__108_571873561"/><text:span text:style-name="T2">Example Configuration File Syntax</text:span><text:bookmark-end text:name="__RefHeading__108_571873561"/></text:h>
      <text:p text:style-name="P11"><text:span text:style-name="T2">Some example configuration file syntax that might suggest how the user would utilise this functionality</text:span></text:p>
      <text:h text:style-name="P12" text:outline-level="1"><text:bookmark-start text:name="__RefHeading__138_571873561"/><text:span text:style-name="T2">Special Considerations</text:span><text:bookmark-end text:name="__RefHeading__138_571873561"/></text:h>
      <text:p text:style-name="P11"><text:span text:style-name="T2">Any special considerations that need to be made for this functionality in regards to other parts of the system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lucida grande" svg:font-family="'lucida grande', tahoma, verdan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#999999" style:shadow="none">
        <style:tab-stops/>
        <style:background-image/>
      </style:paragraph-properties>
      <style:text-properties fo:font-size="120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background-color="#cccccc"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background-color="#e6e6e6">
        <style:background-image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Header"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ize="8pt" fo:font-style="italic" style:font-size-asian="7pt" style:font-style-asian="italic" style:font-size-complex="8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</text:p>
        <text:p text:style-name="MP2"/>
      </style:header>
      <style:footer>
        <text:p text:style-name="Footer"><text:tab/><text:span text:style-name="MT1">Page </text:span><text:span text:style-name="MT1"><text:page-number text:select-page="current">2</text:page-number></text:span><text:span text:style-name="MT1"> of </text:span><text:span text:style-name="MT1"><text:page-count>2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3T10:33:15.52</meta:creation-date>
    <dc:date>2013-11-14T10:34:57.25</dc:date>
    <meta:editing-duration>PT5H11M58S</meta:editing-duration>
    <meta:editing-cycles>25</meta:editing-cycles>
    <meta:generator>LibreOffice/4.0.2.2$Windows_x86 LibreOffice_project/4c82dcdd6efcd48b1d8bba66bfe1989deee49c3</meta:generator>
    <meta:document-statistic meta:table-count="0" meta:image-count="0" meta:object-count="0" meta:page-count="2" meta:paragraph-count="15" meta:word-count="68" meta:character-count="464" meta:non-whitespace-character-count="407"/>
  </office:meta>
</office:document-meta>
</file>